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 fo:text-align="center" fo:margin-top="0.1951in" fo:margin-bottom="0.1951in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T3" style:parent-style-name="Основнойшрифтабзаца" style:family="text">
      <style:text-properties fo:font-size="20pt" style:font-size-asian="20pt" style:font-size-complex="20pt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T5" style:parent-style-name="Основнойшрифтабзаца" style:family="text">
      <style:text-properties fo:font-size="20pt" style:font-size-asian="20pt" style:font-size-complex="20pt"/>
    </style:style>
    <style:style style:name="T6" style:parent-style-name="Основнойшрифтабзаца" style:family="text">
      <style:text-properties fo:font-size="20pt" style:font-size-asian="20pt" style:font-size-complex="20pt"/>
    </style:style>
    <style:style style:name="T7" style:parent-style-name="Основнойшрифтабзаца" style:family="text">
      <style:text-properties fo:font-size="20pt" style:font-size-asian="20pt" style:font-size-complex="20pt"/>
    </style:style>
    <style:style style:name="T8" style:parent-style-name="Основнойшрифтабзаца" style:family="text">
      <style:text-properties fo:font-size="20pt" style:font-size-asian="20pt" style:font-size-complex="20pt"/>
    </style:style>
    <style:style style:name="T9" style:parent-style-name="Основнойшрифтабзаца" style:family="text">
      <style:text-properties fo:font-size="20pt" style:font-size-asian="20pt" style:font-size-complex="20pt"/>
    </style:style>
    <style:style style:name="T10" style:parent-style-name="Основнойшрифтабзаца" style:family="text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/>
    </style:style>
    <style:style style:name="T12" style:parent-style-name="Основнойшрифтабзаца" style:family="text">
      <style:text-properties fo:font-size="20pt" style:font-size-asian="20pt" style:font-size-complex="20pt"/>
    </style:style>
    <style:style style:name="T13" style:parent-style-name="Основнойшрифтабзаца" style:family="text">
      <style:text-properties fo:font-size="20pt" style:font-size-asian="20pt" style:font-size-complex="20pt"/>
    </style:style>
    <style:style style:name="T14" style:parent-style-name="Основнойшрифтабзаца" style:family="text">
      <style:text-properties fo:font-size="20pt" style:font-size-asian="20pt" style:font-size-complex="20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T16" style:parent-style-name="Основнойшрифтабзаца" style:family="text">
      <style:text-properties fo:font-size="20pt" style:font-size-asian="20pt" style:font-size-complex="20pt"/>
    </style:style>
    <style:style style:name="T17" style:parent-style-name="Основнойшрифтабзаца" style:family="text">
      <style:text-properties fo:font-size="20pt" style:font-size-asian="20pt" style:font-size-complex="20pt"/>
    </style:style>
    <style:style style:name="T18" style:parent-style-name="Основнойшрифтабзаца" style:family="text">
      <style:text-properties fo:font-size="20pt" style:font-size-asian="20pt" style:font-size-complex="20pt"/>
    </style:style>
    <style:style style:name="T19" style:parent-style-name="Основнойшрифтабзаца" style:family="text">
      <style:text-properties fo:font-size="20pt" style:font-size-asian="20pt" style:font-size-complex="20pt"/>
    </style:style>
    <style:style style:name="T20" style:parent-style-name="Основнойшрифтабзаца" style:family="text">
      <style:text-properties fo:font-size="20pt" style:font-size-asian="20pt" style:font-size-complex="20pt"/>
    </style:style>
    <style:style style:name="T21" style:parent-style-name="Основнойшрифтабзаца" style:family="text">
      <style:text-properties fo:font-size="20pt" style:font-size-asian="20pt" style:font-size-complex="20pt"/>
    </style:style>
    <style:style style:name="T22" style:parent-style-name="Основнойшрифтабзаца" style:family="text">
      <style:text-properties fo:font-size="20pt" style:font-size-asian="20pt" style:font-size-complex="20pt"/>
    </style:style>
    <style:style style:name="T2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4" style:parent-style-name="Обычный" style:family="paragraph">
      <style:paragraph-properties fo:margin-top="0.1666in" fo:margin-bottom="0.1666in"/>
    </style:style>
    <style:style style:name="T2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2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2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28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2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0" style:parent-style-name="Абзацсписка" style:family="paragraph">
      <style:paragraph-properties fo:margin-bottom="0in"/>
    </style:style>
    <style:style style:name="T31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32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3" style:parent-style-name="Абзацсписка" style:family="paragraph">
      <style:paragraph-properties fo:margin-bottom="0in"/>
    </style:style>
    <style:style style:name="T34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5" style:parent-style-name="Абзацсписка" style:family="paragraph">
      <style:paragraph-properties fo:margin-bottom="0in"/>
    </style:style>
    <style:style style:name="T3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7" style:parent-style-name="Обычный" style:family="paragraph">
      <style:paragraph-properties fo:margin-top="0.1666in" fo:margin-bottom="0.1666in"/>
    </style:style>
    <style:style style:name="T3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9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1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2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3" style:parent-style-name="Заголовок3" style:family="paragraph">
      <style:paragraph-properties fo:margin-top="0.1951in" fo:margin-bottom="0.1951in"/>
    </style:style>
    <style:style style:name="T4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5" style:parent-style-name="Обычный" style:family="paragraph">
      <style:paragraph-properties fo:margin-top="0.1666in" fo:margin-bottom="0.1666in"/>
    </style:style>
    <style:style style:name="T4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4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4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4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50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1" style:parent-style-name="Абзацсписка" style:family="paragraph">
      <style:paragraph-properties fo:margin-bottom="0in"/>
    </style:style>
    <style:style style:name="T52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3" style:parent-style-name="Абзацсписка" style:family="paragraph">
      <style:paragraph-properties fo:margin-bottom="0in"/>
    </style:style>
    <style:style style:name="T54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5" style:parent-style-name="Обычный" style:family="paragraph">
      <style:paragraph-properties fo:margin-top="0.1666in" fo:margin-bottom="0.1666in"/>
    </style:style>
    <style:style style:name="T5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57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58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59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6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61" style:parent-style-name="Заголовок3" style:family="paragraph">
      <style:paragraph-properties fo:margin-top="0.1951in" fo:margin-bottom="0.1951in"/>
    </style:style>
    <style:style style:name="T6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64" style:parent-style-name="Обычный" style:family="paragraph">
      <style:paragraph-properties fo:margin-top="0.1666in" fo:margin-bottom="0.1666in"/>
    </style:style>
    <style:style style:name="T6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6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8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6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7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1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2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3" style:parent-style-name="Обычный" style:family="paragraph">
      <style:paragraph-properties fo:margin-top="0.1666in" fo:margin-bottom="0.1666in"/>
    </style:style>
    <style:style style:name="T7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75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6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7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8" style:parent-style-name="Заголовок3" style:family="paragraph">
      <style:paragraph-properties fo:margin-top="0.1951in" fo:margin-bottom="0.1951in"/>
    </style:style>
    <style:style style:name="T79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81" style:parent-style-name="Обычный" style:family="paragraph">
      <style:paragraph-properties fo:margin-top="0.1666in" fo:margin-bottom="0.1666in"/>
    </style:style>
    <style:style style:name="T8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3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8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5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86" style:parent-style-name="Абзацсписка" style:family="paragraph">
      <style:paragraph-properties fo:margin-bottom="0in"/>
    </style:style>
    <style:style style:name="T8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88" style:parent-style-name="Абзацсписка" style:family="paragraph">
      <style:paragraph-properties fo:margin-bottom="0in"/>
    </style:style>
    <style:style style:name="T8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90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91" style:parent-style-name="Обычный" style:family="paragraph">
      <style:paragraph-properties fo:margin-top="0.1666in" fo:margin-bottom="0.1666in"/>
    </style:style>
    <style:style style:name="T9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93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4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5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6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T9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h text:style-name="P1" text:outline-level="3"><text:span text:style-name="T2">Предварительный план тестирования трассировки лучей и работы со светом в UE5.<text:s/></text:span><text:line-break/><text:line-break/><text:line-break/><text:line-break/><text:line-break/><text:span text:style-name="T3">Авторы:</text:span><text:line-break/><text:span text:style-name="T4">Артём Горст</text:span><text:span text:style-name="T5">, 972203</text:span><text:line-break/><text:span text:style-name="T6">Мирон Понтак</text:span><text:span text:style-name="T7">, 972203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1. Материалы, над которыми производились тесты:</text:span><text:line-break/><text:line-break/><text:span text:style-name="T9">1.1</text:span><text:span text:style-name="T10">- Параметры, учитываемые в работе:</text:span><text:line-break/><text:line-break/><text:span text:style-name="T11">-Показатель преломления</text:span><text:line-break/><text:span text:style-name="T12">-Прозрачность</text:span><text:line-break/><text:span text:style-name="T13">-</text:span><text:span text:style-name="T14">Зеркальность</text:span><text:line-break/><text:span text:style-name="T15">-Альбедо</text:span><text:line-break/><text:span text:style-name="T16">-Поляризация</text:span><text:line-break/><text:span text:style-name="T17">-Поглощение</text:span><text:line-break/><text:span text:style-name="T18">-Шереховатость</text:span><text:line-break/><text:line-break/><text:line-break/><text:span text:style-name="T19">1.2 - Материалы, над которыми производилось тестирование</text:span><text:line-break/><text:span text:style-name="T20">*Раздел в процессе создания.</text:span><text:line-break/><text:line-break/><text:line-break/><text:line-break/><text:line-break/><text:line-break/><text:line-break/><text:span text:style-name="T21">2</text:span><text:span text:style-name="T22">. Тестирование физических законов</text:span><text:line-break/><text:line-break/><text:line-break/><text:line-break/><text:span text:style-name="T23">1. Закон Снеллиуса (Закон преломления света)</text:span></text:h>
      <text:p text:style-name="P24"><text:span text:style-name="T25">Описание:</text:span><text:span text:style-name="T26"><text:s/>Закон Снеллиуса описывает поведение светового луча при переходе между двумя средами с различными показателями преломления.<text:s/></text:span><text:line-break/><text:span text:style-name="T27">Формула:</text:span><text:span text:style-name="T28"><text:s/></text:span><draw:frame draw:style-name="a0" text:anchor-type="as-char" svg:x="0in" svg:y="0in" svg:width="1.63542in" svg:height="0.19792in" style:rel-width="scale" style:rel-height="scale"><draw:object xlink:href="Object 1/" xlink:type="simple" xlink:show="embed" xlink:actuate="onLoad"/></draw:frame><text:line-break/><text:span text:style-name="T29">где:</text:span></text:p>
      <text:list text:style-name="LFO1" text:continue-numbering="true">
        <text:list-item>
          <text:p text:style-name="P30"><draw:frame draw:style-name="a1" text:anchor-type="as-char" svg:x="0in" svg:y="0in" svg:width="0.16667in" svg:height="0.19792in" style:rel-width="scale" style:rel-height="scale"><draw:object xlink:href="Object 2/" xlink:type="simple" xlink:show="embed" xlink:actuate="onLoad"/></draw:frame><text:span text:style-name="T31"><text:s text:c="2"/>и<text:s/></text:span><draw:frame draw:style-name="a2" text:anchor-type="as-char" svg:x="0in" svg:y="0in" svg:width="0.16667in" svg:height="0.19792in" style:rel-width="scale" style:rel-height="scale"><draw:object xlink:href="Object 3/" xlink:type="simple" xlink:show="embed" xlink:actuate="onLoad"/></draw:frame><text:span text:style-name="T32"><text:s text:c="2"/>— показатели преломления первой и второй среды соответственно,</text:span></text:p>
        </text:list-item>
        <text:list-item>
          <text:p text:style-name="P33"><draw:frame draw:style-name="a3" text:anchor-type="as-char" svg:x="0in" svg:y="0in" svg:width="0.51042in" svg:height="0.19792in" style:rel-width="scale" style:rel-height="scale"><draw:object xlink:href="Object 4/" xlink:type="simple" xlink:show="embed" xlink:actuate="onLoad"/></draw:frame><text:span text:style-name="T34"><text:s text:c="2"/>— угол падения,</text:span></text:p>
        </text:list-item>
        <text:list-item>
          <text:p text:style-name="P35"><draw:frame draw:style-name="a4" text:anchor-type="as-char" svg:x="0in" svg:y="0in" svg:width="0.51042in" svg:height="0.19792in" style:rel-width="scale" style:rel-height="scale"><draw:object xlink:href="Object 5/" xlink:type="simple" xlink:show="embed" xlink:actuate="onLoad"/></draw:frame><text:span text:style-name="T36"><text:s/>— угол преломления.</text:span></text:p>
        </text:list-item>
      </text:list>
      <text:p text:style-name="P37"><text:span text:style-name="T38">Процедура тестирования:</text:span></text:p>
      <text:list text:style-name="LFO1" text:continue-numbering="true">
        <text:list-item>
          <text:p text:style-name="P39">Создадим прозрачный объект с известным показателем преломления (например, стеклянную сферу).</text:p>
        </text:list-item>
        <text:list-item>
          <text:p text:style-name="P40">Разместим источник света так, чтобы свет проходил через объект.</text:p>
        </text:list-item>
        <text:list-item>
          <text:p text:style-name="P41">Измерим углы падения и преломления.</text:p>
        </text:list-item>
        <text:list-item>
          <text:p text:style-name="P42">Сравним измеренные углы с теоретически рассчитанными значениями на основе закона Снеллиуса.</text:p>
        </text:list-item>
      </text:list>
      <text:h text:style-name="P43" text:outline-level="3"><text:span text:style-name="T44">2. Закон отражения света</text:span></text:h>
      <text:p text:style-name="P45"><text:span text:style-name="T46">Описание:</text:span><text:span text:style-name="T47"><text:s/>Закон отражения гласит, что угол падения светового луча на поверхность равен углу его отражения.<text:s/></text:span><text:line-break/><text:span text:style-name="T48">Формула:</text:span><text:span text:style-name="T49"><text:s/></text:span><draw:frame draw:style-name="a5" text:anchor-type="as-char" svg:x="0in" svg:y="0in" svg:width="0.51042in" svg:height="0.19792in" style:rel-width="scale" style:rel-height="scale"><draw:object xlink:href="Object 6/" xlink:type="simple" xlink:show="embed" xlink:actuate="onLoad"/></draw:frame><text:span text:style-name="T50"><text:s text:c="2"/>где:</text:span></text:p>
      <text:list text:style-name="LFO1" text:continue-numbering="true">
        <text:list-item>
          <text:p text:style-name="P51"><draw:frame draw:style-name="a6" text:anchor-type="as-char" svg:x="0in" svg:y="0in" svg:width="0.13542in" svg:height="0.19792in" style:rel-width="scale" style:rel-height="scale"><draw:object xlink:href="Object 7/" xlink:type="simple" xlink:show="embed" xlink:actuate="onLoad"/></draw:frame><text:span text:style-name="T52"><text:s/>— угол падения,</text:span></text:p>
        </text:list-item>
        <text:list-item>
          <text:p text:style-name="P53"><draw:frame draw:style-name="a7" text:anchor-type="as-char" svg:x="0in" svg:y="0in" svg:width="0.15625in" svg:height="0.19792in" style:rel-width="scale" style:rel-height="scale"><draw:object xlink:href="Object 8/" xlink:type="simple" xlink:show="embed" xlink:actuate="onLoad"/></draw:frame><text:span text:style-name="T54"><text:s text:c="2"/>— угол отражения.</text:span></text:p>
        </text:list-item>
      </text:list>
      <text:p text:style-name="P55"><text:span text:style-name="T56">Процедура тестирования:</text:span></text:p>
      <text:list text:style-name="LFO1" text:continue-numbering="true">
        <text:list-item>
          <text:p text:style-name="P57">Разместим зеркальную поверхность в сцене.</text:p>
        </text:list-item>
        <text:list-item>
          <text:p text:style-name="P58">Направим световой луч на поверхность под известным углом.</text:p>
        </text:list-item>
        <text:list-item>
          <text:p text:style-name="P59">Измерим угол отраженного луча.</text:p>
        </text:list-item>
        <text:list-item>
          <text:p text:style-name="P60">Проверим, что угол отражения равен углу падения.</text:p>
        </text:list-item>
      </text:list>
      <text:h text:style-name="P61" text:outline-level="3"><text:span text:style-name="T62">3</text:span><text:span text:style-name="T63">. Закон обратных квадратов</text:span></text:h>
      <text:p text:style-name="P64"><text:span text:style-name="T65">Описание:</text:span><text:span text:style-name="T66"><text:s/>Этот закон описывает, как интенсивность света уменьшается с увеличением расстояния от точечного источника света.<text:s/></text:span><text:line-break/><text:span text:style-name="T67">Формула:</text:span><text:span text:style-name="T68"><text:s/></text:span><draw:frame draw:style-name="a8" text:anchor-type="as-char" svg:x="0in" svg:y="0in" svg:width="0.67708in" svg:height="0.375in" style:rel-width="scale" style:rel-height="scale"><draw:object xlink:href="Object 9/" xlink:type="simple" xlink:show="embed" xlink:actuate="onLoad"/></draw:frame><text:span text:style-name="T69"><text:s/>где:</text:span></text:p>
      <text:list text:style-name="LFO1" text:continue-numbering="true">
        <text:list-item>
          <text:p text:style-name="P70">I<text:s/>— интенсивность света,</text:p>
        </text:list-item>
        <text:list-item>
          <text:p text:style-name="P71">P — мощность источника света,</text:p>
        </text:list-item>
        <text:list-item>
          <text:p text:style-name="P72">r<text:s/>— расстояние от источника до точки измерения.</text:p>
        </text:list-item>
      </text:list>
      <text:p text:style-name="P73"><text:span text:style-name="T74">Процедура тестирования:</text:span></text:p>
      <text:list text:style-name="LFO1" text:continue-numbering="true">
        <text:list-item>
          <text:p text:style-name="P75">Разместим точечный источник света в сцене.</text:p>
        </text:list-item>
        <text:list-item>
          <text:p text:style-name="P76">Измерим интенсивность света на различных расстояниях от источника.</text:p>
        </text:list-item>
        <text:list-item>
          <text:p text:style-name="P77">Проверим, что измеренные значения соответствуют закону обратных квадратов.</text:p>
        </text:list-item>
      </text:list>
      <text:h text:style-name="P78" text:outline-level="3"><text:span text:style-name="T79">4</text:span><text:span text:style-name="T80">. Закон Брюстера</text:span></text:h>
      <text:p text:style-name="P81"><text:span text:style-name="T82">Описание:</text:span><text:span text:style-name="T83"><text:s/>Этот закон описывает угол падения, при котором свет, отраженный от диэлектрической поверхности, становится полностью поляризованным.<text:s/></text:span><text:line-break/><text:span text:style-name="T84">Формула:</text:span><text:span text:style-name="T85"><text:s/></text:span><draw:frame draw:style-name="a9" text:anchor-type="as-char" svg:x="0in" svg:y="0in" svg:width="1.20833in" svg:height="0.38542in" style:rel-width="scale" style:rel-height="scale"><draw:object xlink:href="Object 10/" xlink:type="simple" xlink:show="embed" xlink:actuate="onLoad"/></draw:frame></text:p>
      <text:list text:style-name="LFO1" text:continue-numbering="true">
        <text:list-item>
          <text:p text:style-name="P86"><draw:frame draw:style-name="a10" text:anchor-type="as-char" svg:x="0in" svg:y="0in" svg:width="0.17708in" svg:height="0.19792in" style:rel-width="scale" style:rel-height="scale"><draw:object xlink:href="Object 11/" xlink:type="simple" xlink:show="embed" xlink:actuate="onLoad"/></draw:frame><text:span text:style-name="T87"><text:s text:c="2"/>— угол Брюстера,</text:span></text:p>
        </text:list-item>
        <text:list-item>
          <text:p text:style-name="P88"><text:span text:style-name="T89"><text:s/></text:span><draw:frame draw:style-name="a11" text:anchor-type="as-char" svg:x="0in" svg:y="0in" svg:width="0.5in" svg:height="0.19792in" style:rel-width="scale" style:rel-height="scale"><draw:object xlink:href="Object 12/" xlink:type="simple" xlink:show="embed" xlink:actuate="onLoad"/></draw:frame><text:span text:style-name="T90"><text:s/>— показатели преломления первой и второй среды соответственно.</text:span></text:p>
        </text:list-item>
      </text:list>
      <text:p text:style-name="P91"><text:span text:style-name="T92">Процедура тестирования:</text:span></text:p>
      <text:list text:style-name="LFO1" text:continue-numbering="true">
        <text:list-item>
          <text:p text:style-name="P93">Создадим диэлектрическую поверхность в сцене.</text:p>
        </text:list-item>
        <text:list-item>
          <text:p text:style-name="P94">Направим на нее свет под различными углами.</text:p>
        </text:list-item>
        <text:list-item>
          <text:p text:style-name="P95">Найдем угол, при котором отраженный свет становится полностью поляризованным.</text:p>
        </text:list-item>
        <text:list-item>
          <text:p text:style-name="P96">Сравним этот угол с теоретическим значением угла Брюстера.</text:p>
        </text:list-item>
      </text:list>
      <text:p text:style-name="Обычный"><text:line-break/><text:line-break/><text:line-break/><text:line-break/><text:line-break/><text:line-break/><text:line-break/><text:line-break/><text:span text:style-name="T9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Aptos Display" style:font-name-asian="MS Gothic" style:font-name-complex="Times New Roman" fo:color="#0A2F40" fo:font-size="12pt" style:font-size-asian="12pt" style:font-size-complex="12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ртем Горст</meta:initial-creator>
    <dc:creator>Артем Горст</dc:creator>
    <meta:creation-date>2024-06-13T16:20:00Z</meta:creation-date>
    <dc:date>2024-06-13T16:20:00Z</dc:date>
    <meta:template xlink:href="Normal.dotm" xlink:type="simple"/>
    <meta:editing-cycles>1</meta:editing-cycles>
    <meta:editing-duration>PT0S</meta:editing-duration>
    <meta:document-statistic meta:page-count="1" meta:paragraph-count="5" meta:word-count="395" meta:character-count="2645" meta:row-count="18" meta:non-whitespace-character-count="2255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</mml:mrow>
      </mml:mfenced>
    </mml:mrow>
  </mml:mrow>
  <mml:mo>=</mml:mo>
  <mml:msub>
    <mml:mrow>
      <mml:mi>n</mml:mi>
    </mml:mrow>
    <mml:mrow>
      <mml:mn>2</mml:mn>
    </mml:mrow>
  </mml:msub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</mml:mrow>
      </mml:mfenced>
    </mml:mrow>
  </mml:mrow>
</mml:math>
</file>

<file path=Object 10/content.xml><?xml version="1.0" encoding="utf-8"?>
<mml:math xmlns:mml="http://www.w3.org/1998/Math/MathML" xmlns:m="http://schemas.openxmlformats.org/officeDocument/2006/math">
  <mml:msub>
    <mml:mrow>
      <mml:mi>θ</mml:mi>
    </mml:mrow>
    <mml:mrow>
      <mml:mi>B</mml:mi>
    </mml:mrow>
  </mml:msub>
  <mml:mo>=</mml:mo>
  <mml:mrow>
    <mml:mrow>
      <mml:mi mathvariant="normal">arctan</mml:mi>
    </mml:mrow>
    <mml:mo>⁡</mml:mo>
    <mml:mrow>
      <mml:mfenced separators="|">
        <mml:mrow>
          <mml:mfrac>
            <mml:mrow>
              <mml:msub>
                <mml:mrow>
                  <mml:mi>n</mml:mi>
                </mml:mrow>
                <mml:mrow>
                  <mml:mn>2</mml:mn>
                </mml:mrow>
              </mml:msub>
            </mml:mrow>
            <mml:mrow>
              <mml:msub>
                <mml:mrow>
                  <mml:mi>n</mml:mi>
                </mml:mrow>
                <mml:mrow>
                  <mml:mn>1</mml:mn>
                </mml:mrow>
              </mml:msub>
            </mml:mrow>
          </mml:mfrac>
        </mml:mrow>
      </mml:mfenced>
    </mml:mrow>
  </mml:mrow>
</mml:math>
</file>

<file path=Object 11/content.xml><?xml version="1.0" encoding="utf-8"?>
<mml:math xmlns:mml="http://www.w3.org/1998/Math/MathML" xmlns:m="http://schemas.openxmlformats.org/officeDocument/2006/math">
  <mml:msub>
    <mml:mrow>
      <mml:mi>θ</mml:mi>
    </mml:mrow>
    <mml:mrow>
      <mml:mi>B</mml:mi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  <mml:mi> </mml:mi>
  <mml:mi>и</mml:mi>
  <mml:mi> </mml:mi>
  <mml:msub>
    <mml:mrow>
      <mml:mi>n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n</mml:mi>
    </mml:mrow>
    <mml:mrow>
      <mml:mn>2</mml:mn>
    </mml:mrow>
  </mml:msub>
</mml:math>
</file>

<file path=Object 4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sub>
    <mml:mrow>
      <mml:mi>θ</mml:mi>
    </mml:mrow>
    <mml:mrow>
      <mml:mi>i</mml:mi>
    </mml:mrow>
  </mml:msub>
  <mml:mo>=</mml:mo>
  <mml:msub>
    <mml:mrow>
      <mml:mi>θ</mml:mi>
    </mml:mrow>
    <mml:mrow>
      <mml:mi>r</mml:mi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>θ</mml:mi>
    </mml:mrow>
    <mml:mrow>
      <mml:mi>i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θ</mml:mi>
    </mml:mrow>
    <mml:mrow>
      <mml:mi>r</mml:mi>
    </mml:mrow>
  </mml:msub>
</mml:math>
</file>

<file path=Object 9/content.xml><?xml version="1.0" encoding="utf-8"?>
<mml:math xmlns:mml="http://www.w3.org/1998/Math/MathML" xmlns:m="http://schemas.openxmlformats.org/officeDocument/2006/math">
  <mml:mi>I</mml:mi>
  <mml:mo>=</mml:mo>
  <mml:mfrac>
    <mml:mrow>
      <mml:mi>P</mml:mi>
    </mml:mrow>
    <mml:mrow>
      <mml:mn>4</mml:mn>
      <mml:mi> </mml:mi>
      <mml:mi>π</mml:mi>
      <mml:msup>
        <mml:mrow>
          <mml:mi>r</mml:mi>
        </mml:mrow>
        <mml:mrow>
          <mml:mn>2</mml:mn>
        </mml:mrow>
      </mml:msup>
    </mml:mrow>
  </mml:mfrac>
</mml:math>
</file>